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Tabelle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herwi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36.65">
            <text:p>236,65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12.70396342374">
            <text:p>$212,70</text:p>
          </table:table-cell>
          <table:table-cell table:style-name="ce5" table:formula="of:=[.F2]-[.B3]/[.B4]" office:value-type="currency" office:currency="USD" office:value="176.50089828964">
            <text:p>$176,50</text:p>
          </table:table-cell>
          <table:table-cell table:style-name="ce15" table:formula="of:=[.G2]/1.07" office:value-type="currency" office:currency="EUR" office:value="164.954110551065">
            <text:p>164,9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9.449">
            <text:p>9,44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63.78365049284">
            <text:p>$163,78</text:p>
          </table:table-cell>
          <table:table-cell table:style-name="ce7" table:formula="of:=[.F3]-[.B3]/[.B4]" office:value-type="currency" office:currency="USD" office:value="127.58058535874">
            <text:p>$127,58</text:p>
          </table:table-cell>
          <table:table-cell table:style-name="ce16" table:formula="of:=[.G3]/1.07" office:value-type="currency" office:currency="EUR" office:value="119.234191924056">
            <text:p>119,2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6.393272389658">
            <text:p>116,3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61">
            <text:p>0,26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99.6644180529084">
            <text:p>$99,66</text:p>
          </table:table-cell>
          <table:table-cell table:style-name="ce14" table:formula="of:=[.F4]-[.B3]/[.B4]" office:value-type="currency" office:currency="USD" office:value="63.4613529188088">
            <text:p>$63,46</text:p>
          </table:table-cell>
          <table:table-cell table:style-name="ce17" table:formula="of:=[.G4]/1.07" office:value-type="currency" office:currency="EUR" office:value="59.3096756250549">
            <text:p>59,3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.88">
            <text:p>$6,8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44">
            <text:p>$3,44</text:p>
          </table:table-cell>
          <table:table-cell table:style-name="ce5"/>
          <table:table-cell table:style-name="ce5" table:formula="of:=[.B8]/(1+[.D2])^(1/4)" office:value-type="currency" office:currency="USD" office:value="3.38230290139289">
            <text:p>$3,38</text:p>
          </table:table-cell>
          <table:table-cell table:style-name="ce7" table:formula="of:=[.B5]/2" office:value-type="currency" office:currency="USD" office:value="3.44">
            <text:p>$3,44</text:p>
          </table:table-cell>
          <table:table-cell table:style-name="ce7"/>
          <table:table-cell table:style-name="ce7" table:formula="of:=[.E8]/(1+[.D3])^(1/4)" office:value-type="currency" office:currency="USD" office:value="3.37055181619305">
            <text:p>$3,37</text:p>
          </table:table-cell>
          <table:table-cell table:style-name="ce8" table:formula="of:=[.B5]/2" office:value-type="currency" office:currency="USD" office:value="3.44">
            <text:p>$3,44</text:p>
          </table:table-cell>
          <table:table-cell table:style-name="ce8"/>
          <table:table-cell table:style-name="ce8" table:formula="of:=[.H8]/(1+[.D4])^(1/4)" office:value-type="currency" office:currency="USD" office:value="3.35900206848651">
            <text:p>$3,3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944">
            <text:p>$8,94</text:p>
          </table:table-cell>
          <table:table-cell office:value-type="percentage" office:value="0.3">
            <text:p>30,00%</text:p>
          </table:table-cell>
          <table:table-cell table:formula="of:=[.B9]/(1+[.$D$2])^[.A9]" office:value-type="currency" office:currency="USD" office:value="8.3588785046729">
            <text:p>$8,36</text:p>
          </table:table-cell>
          <table:table-cell table:formula="of:=[.B5]*(1+[.F9])" office:value-type="currency" office:currency="USD" office:value="8.4624">
            <text:p>$8,46</text:p>
          </table:table-cell>
          <table:table-cell office:value-type="percentage" office:value="0.23">
            <text:p>23,00%</text:p>
          </table:table-cell>
          <table:table-cell table:formula="of:=[.E9]/(1+[.$D$3])^[.A9]" office:value-type="currency" office:currency="USD" office:value="7.7994470046083">
            <text:p>$7,80</text:p>
          </table:table-cell>
          <table:table-cell table:formula="of:=[.B5]*(1+[.I9])" office:value-type="currency" office:currency="USD" office:value="7.568">
            <text:p>$7,57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6.88">
            <text:p>$6,8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0.7328">
            <text:p>$10,73</text:p>
          </table:table-cell>
          <table:table-cell office:value-type="percentage" office:value="0.2">
            <text:p>20,00%</text:p>
          </table:table-cell>
          <table:table-cell table:formula="of:=[.B10]/(1+[.$D$2])^[.A10]" office:value-type="currency" office:currency="USD" office:value="9.37444318281073">
            <text:p>$9,37</text:p>
          </table:table-cell>
          <table:table-cell table:formula="of:=[.E9]*(1+[.F10])" office:value-type="currency" office:currency="USD" office:value="9.73176">
            <text:p>$9,73</text:p>
          </table:table-cell>
          <table:table-cell office:value-type="percentage" office:value="0.15">
            <text:p>15,00%</text:p>
          </table:table-cell>
          <table:table-cell table:formula="of:=[.E10]/(1+[.$D$3])^[.A10]" office:value-type="currency" office:currency="USD" office:value="8.26669498184289">
            <text:p>$8,27</text:p>
          </table:table-cell>
          <table:table-cell table:formula="of:=[.H9]*(1+[.I10])" office:value-type="currency" office:currency="USD" office:value="8.17344">
            <text:p>$8,17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6.75490909090909">
            <text:p>$6,7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1.80608">
            <text:p>$11,81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USD" office:value="9.63727803840355">
            <text:p>$9,64</text:p>
          </table:table-cell>
          <table:table-cell table:formula="of:=[.E10]*(1+[.F11])" office:value-type="currency" office:currency="USD" office:value="10.6076184">
            <text:p>$10,61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USD" office:value="8.30479035042282">
            <text:p>$8,30</text:p>
          </table:table-cell>
          <table:table-cell table:formula="of:=[.H10]*(1+[.I11])" office:value-type="currency" office:currency="USD" office:value="8.5003776">
            <text:p>$8,50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USD" office:value="6.38645950413223">
            <text:p>$6,3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2.7505664">
            <text:p>$12,75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9.72734605745405">
            <text:p>$9,73</text:p>
          </table:table-cell>
          <table:table-cell table:formula="of:=[.E11]*(1+[.F12])" office:value-type="currency" office:currency="USD" office:value="11.350151688">
            <text:p>$11,35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8.1899775806013">
            <text:p>$8,19</text:p>
          </table:table-cell>
          <table:table-cell table:formula="of:=[.H11]*(1+[.I12])" office:value-type="currency" office:currency="USD" office:value="8.585381376">
            <text:p>$8,59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5.86393099924869">
            <text:p>$5,8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3.38809472">
            <text:p>$13,39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9.54552650497827">
            <text:p>$9,55</text:p>
          </table:table-cell>
          <table:table-cell table:formula="of:=[.E12]*(1+[.F13])" office:value-type="currency" office:currency="USD" office:value="11.80415775552">
            <text:p>$11,8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7.85030109108328">
            <text:p>$7,85</text:p>
          </table:table-cell>
          <table:table-cell table:formula="of:=[.H12]*(1+[.I13])" office:value-type="currency" office:currency="USD" office:value="8.67123518976">
            <text:p>$8,67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5.38415482658288">
            <text:p>$5,3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4.057499456">
            <text:p>$14,06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9.36710544881046">
            <text:p>$9,37</text:p>
          </table:table-cell>
          <table:table-cell table:formula="of:=[.E13]*(1+[.F14])" office:value-type="currency" office:currency="USD" office:value="12.2763240657408">
            <text:p>$12,28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7.5247125665683">
            <text:p>$7,52</text:p>
          </table:table-cell>
          <table:table-cell table:formula="of:=[.H13]*(1+[.I14])" office:value-type="currency" office:currency="USD" office:value="8.67123518976">
            <text:p>$8,67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4.89468620598444">
            <text:p>$4,8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4.7603744288">
            <text:p>$14,76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9.19201936565512">
            <text:p>$9,19</text:p>
          </table:table-cell>
          <table:table-cell table:formula="of:=[.E14]*(1+[.F15])" office:value-type="currency" office:currency="USD" office:value="12.7673770283704">
            <text:p>$12,77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7.21262771357699">
            <text:p>$7,21</text:p>
          </table:table-cell>
          <table:table-cell table:formula="of:=[.H14]*(1+[.I15])" office:value-type="currency" office:currency="USD" office:value="8.67123518976">
            <text:p>$8,67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4.44971473271313">
            <text:p>$4,4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5.49839315024">
            <text:p>$15,50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9.02020591956811">
            <text:p>$9,02</text:p>
          </table:table-cell>
          <table:table-cell table:formula="of:=[.E15]*(1+[.F16])" office:value-type="currency" office:currency="USD" office:value="13.2780721095053">
            <text:p>$13,28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6.91348647200006">
            <text:p>$6,91</text:p>
          </table:table-cell>
          <table:table-cell table:formula="of:=[.H15]*(1+[.I16])" office:value-type="currency" office:currency="USD" office:value="8.67123518976">
            <text:p>$8,67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4.04519521155739">
            <text:p>$4,0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6.273312807752">
            <text:p>$16,27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8.8516039397631">
            <text:p>$8,85</text:p>
          </table:table-cell>
          <table:table-cell table:formula="of:=[.E16]*(1+[.F17])" office:value-type="currency" office:currency="USD" office:value="13.8091949938855">
            <text:p>$13,81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6.62675201002771">
            <text:p>$6,63</text:p>
          </table:table-cell>
          <table:table-cell table:formula="of:=[.H16]*(1+[.I17])" office:value-type="currency" office:currency="USD" office:value="8.67123518976">
            <text:p>$8,67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3.6774501923249">
            <text:p>$3,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7.0869784481396">
            <text:p>$17,09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8.68615339883294">
            <text:p>$8,69</text:p>
          </table:table-cell>
          <table:table-cell table:formula="of:=[.E17]*(1+[.F18])" office:value-type="currency" office:currency="USD" office:value="14.3615627936409">
            <text:p>$14,36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6.35190976076389">
            <text:p>$6,35</text:p>
          </table:table-cell>
          <table:table-cell table:formula="of:=[.H17]*(1+[.I18])" office:value-type="currency" office:currency="USD" office:value="8.67123518976">
            <text:p>$8,67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3.34313653847718">
            <text:p>$3,3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95.1428632623421">
            <text:p>$95,14</text:p>
          </table:table-cell>
          <table:table-cell/>
          <table:table-cell table:style-name="ce7"/>
          <table:table-cell table:formula="of:=SUM([.G8:.G18])" office:value-type="currency" office:currency="USD" office:value="78.4112513476886">
            <text:p>$78,41</text:p>
          </table:table-cell>
          <table:table-cell/>
          <table:table-cell table:style-name="ce8"/>
          <table:table-cell table:formula="of:=SUM([.J8:.J18])" office:value-type="currency" office:currency="USD" office:value="55.0386393704164">
            <text:p>$55,0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39.217698273954">
            <text:p>$239,22</text:p>
          </table:table-cell>
          <table:table-cell table:style-name="ce5"/>
          <table:table-cell table:formula="of:=[.B20]/(1+[.D2])^([.A18]+1/2)" office:value-type="currency" office:currency="USD" office:value="117.561100161397">
            <text:p>$117,56</text:p>
          </table:table-cell>
          <table:table-cell table:formula="of:=[.E18]*[.D5]" office:value-type="currency" office:currency="USD" office:value="201.061879110972">
            <text:p>$201,06</text:p>
          </table:table-cell>
          <table:table-cell table:style-name="ce7"/>
          <table:table-cell table:formula="of:=[.E20]/(1+[.D3])^([.A18]+1/2)" office:value-type="currency" office:currency="USD" office:value="85.3723991451514">
            <text:p>$85,37</text:p>
          </table:table-cell>
          <table:table-cell table:formula="of:=[.H18]*[.D5]" office:value-type="currency" office:currency="USD" office:value="121.39729265664">
            <text:p>$121,40</text:p>
          </table:table-cell>
          <table:table-cell table:style-name="ce8"/>
          <table:table-cell table:formula="of:=[.H20]/(1+[.D4])^([.A18]+1/2)" office:value-type="currency" office:currency="USD" office:value="44.625778682492">
            <text:p>$44,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7">07.07.2022</text:date>, <text:time>20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07T20:03:19.66</dc:date>
    <dc:creator>aaa </dc:creator>
    <meta:editing-duration>P3DT3H8M48S</meta:editing-duration>
    <meta:editing-cycles>48</meta:editing-cycles>
    <meta:generator>OpenOffice/4.1.5$Win32 OpenOffice.org_project/415m1$Build-9789</meta:generator>
    <meta:document-statistic meta:table-count="6" meta:cell-count="691" meta:object-count="0"/>
  </office:meta>
</office:document-meta>
</file>